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73cba726489230bf7c605be16f01ea91" style:family="table-column">
      <style:table-column-properties fo:break-before="auto" style:use-optimal-column-width="false" style:column-width="6cm"/>
    </style:style>
    <style:style style:name="odsStyleTableColumn-29a06298df8b4e3f150e586c43bce478" style:family="table-column">
      <style:table-column-properties fo:break-before="auto" style:use-optimal-column-width="false" style:column-width="5cm"/>
    </style:style>
    <style:style style:name="odsStyleTableColumn-6bac7639c05f11dc0dd903fd6a6f0f5b" style:family="table-column">
      <style:table-column-properties fo:break-before="auto" style:use-optimal-column-width="false" style:column-width="3cm"/>
    </style:style>
    <style:style style:name="odsStyleTableCell-32b3dbac2cea5221fda632450f89b90f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450931d1c6a1db4dc3f60ad768209b0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f7880e9bdfdb0a7316e4ea15defd0b61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5f43eea63edd2bf135a6f4a63119a64c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  <style:style style:name="odsStyleTableCell-113aabd0ab6ceabaab512dc17e6620e6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73cba726489230bf7c605be16f01ea91" table:default-cell-style-name="Default"/>
        <table:table-column table:style-name="odsStyleTableColumn-29a06298df8b4e3f150e586c43bce478" table:default-cell-style-name="Default"/>
        <table:table-column table:style-name="odsStyleTableColumn-6bac7639c05f11dc0dd903fd6a6f0f5b" table:default-cell-style-name="Default"/>
        <table:table-column table:style-name="odsStyleTableColumn-6bac7639c05f11dc0dd903fd6a6f0f5b" table:default-cell-style-name="Default"/>
        <table:table-column table:style-name="odsStyleTableColumn-6bac7639c05f11dc0dd903fd6a6f0f5b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32b3dbac2cea5221fda632450f89b90f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450931d1c6a1db4dc3f60ad768209b03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450931d1c6a1db4dc3f60ad768209b03" table:number-columns-spanned="5" table:number-rows-spanned="1" office:value-type="string">
            <text:p>TABLA No. 0-24</text:p>
          </table:table-cell>
          <table:covered-table-cell table:number-columns-repeated="4"/>
        </table:table-row>
        <table:table-row table:style-name="ro1">
          <table:table-cell table:style-name="odsStyleTableCell-450931d1c6a1db4dc3f60ad768209b03" table:number-columns-spanned="5" table:number-rows-spanned="1" office:value-type="string">
            <text:p/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450931d1c6a1db4dc3f60ad768209b03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f7880e9bdfdb0a7316e4ea15defd0b61" office:value-type="string">
            <text:p>PAIS</text:p>
          </table:table-cell>
          <table:table-cell table:style-name="odsStyleTableCell-f7880e9bdfdb0a7316e4ea15defd0b61" office:value-type="string">
            <text:p>UNIDAD MONETARIA</text:p>
          </table:table-cell>
          <table:table-cell table:style-name="odsStyleTableCell-f7880e9bdfdb0a7316e4ea15defd0b61" office:value-type="string">
            <text:p>MONEDA</text:p>
          </table:table-cell>
          <table:table-cell table:style-name="odsStyleTableCell-f7880e9bdfdb0a7316e4ea15defd0b61" office:value-type="string">
            <text:p>TIPO DE CAMBIO EN Bs POR UNIDAD DE MONEDA EXTRANJERA</text:p>
          </table:table-cell>
          <table:table-cell table:style-name="odsStyleTableCell-f7880e9bdfdb0a7316e4ea15defd0b61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50931d1c6a1db4dc3f60ad768209b03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f7880e9bdfdb0a7316e4ea15defd0b61" office:value-type="string">
            <text:p> </text:p>
          </table:table-cell>
          <table:table-cell table:style-name="odsStyleTableCell-f7880e9bdfdb0a7316e4ea15defd0b61" office:value-type="string">
            <text:p>UNIDAD MONETARIA</text:p>
          </table:table-cell>
          <table:table-cell table:style-name="odsStyleTableCell-f7880e9bdfdb0a7316e4ea15defd0b61" office:value-type="string">
            <text:p>MONEDA</text:p>
          </table:table-cell>
          <table:table-cell table:style-name="odsStyleTableCell-f7880e9bdfdb0a7316e4ea15defd0b61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50931d1c6a1db4dc3f60ad768209b03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f7880e9bdfdb0a7316e4ea15defd0b61" office:value-type="string">
            <text:p> </text:p>
          </table:table-cell>
        </table:table-row>
        <table:table-row table:style-name="ro1">
          <table:table-cell table:style-name="odsStyleTableCell-5f43eea63edd2bf135a6f4a63119a64c" office:value-type="string">
            <text:p>TASA LIBOR(USD)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13aabd0ab6ceabaab512dc17e6620e6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49</meta:creation-date>
    <meta:generator>ods générator</meta:generator>
    <dc:date>2024-10-15T21:15:49</dc:date>
    <meta:editing-duration>PT1S</meta:editing-duration>
    <meta:editing-cycles>1</meta:editing-cycles>
    <meta:document-statistic meta:table-count="1" meta:cell-count="4" meta:object-count="0"/>
  </office:meta>
</office:document-meta>
</file>